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reamForeignObjectLM.InstreamForeignObjectLM( InstreamForeignObject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reamForeignObjectLM.getChild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